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eee18" officeooo:paragraph-rsid="000eee18"/>
    </style:style>
    <style:style style:name="P2" style:family="paragraph" style:parent-style-name="Text_20_body">
      <style:text-properties style:font-name="Liberation Sans" officeooo:rsid="000ea124" officeooo:paragraph-rsid="000ea124"/>
    </style:style>
    <style:style style:name="P3" style:family="paragraph" style:parent-style-name="Text_20_body">
      <style:text-properties style:font-name="Liberation Sans" officeooo:rsid="000eee18" officeooo:paragraph-rsid="000eee18"/>
    </style:style>
    <style:style style:name="P4" style:family="paragraph" style:parent-style-name="Text_20_body">
      <style:text-properties style:font-name="Liberation Sans" officeooo:rsid="00100412" officeooo:paragraph-rsid="00100412"/>
    </style:style>
    <style:style style:name="P5" style:family="paragraph" style:parent-style-name="Text_20_body">
      <style:text-properties style:font-name="Liberation Sans" officeooo:rsid="00105407" officeooo:paragraph-rsid="00105407"/>
    </style:style>
    <style:style style:name="P6" style:family="paragraph" style:parent-style-name="Text_20_body">
      <style:text-properties style:font-name="Liberation Sans" officeooo:rsid="00112a2d" officeooo:paragraph-rsid="00112a2d"/>
    </style:style>
    <style:style style:name="P7" style:family="paragraph" style:parent-style-name="Text_20_body">
      <style:text-properties style:font-name="Liberation Sans" officeooo:rsid="001b09dd" officeooo:paragraph-rsid="001b09dd"/>
    </style:style>
    <style:style style:name="P8" style:family="paragraph" style:parent-style-name="Text_20_body">
      <style:text-properties style:font-name="Liberation Sans" officeooo:rsid="0026ab0f" officeooo:paragraph-rsid="0026ab0f"/>
    </style:style>
    <style:style style:name="P9" style:family="paragraph" style:parent-style-name="Text_20_body" style:list-style-name="L1">
      <style:text-properties style:font-name="Liberation Sans" officeooo:rsid="0026ab0f" officeooo:paragraph-rsid="0026ab0f"/>
    </style:style>
    <style:style style:name="P10" style:family="paragraph" style:parent-style-name="Text_20_body" style:list-style-name="L2">
      <style:text-properties style:font-name="Liberation Sans" officeooo:rsid="00100412" officeooo:paragraph-rsid="000eee18"/>
    </style:style>
    <style:style style:name="P11" style:family="paragraph" style:parent-style-name="Text_20_body" style:list-style-name="L2">
      <style:text-properties style:font-name="Liberation Sans" officeooo:rsid="001b09dd" officeooo:paragraph-rsid="001b09dd"/>
    </style:style>
    <style:style style:name="P12" style:family="paragraph" style:parent-style-name="Text_20_body" style:list-style-name="L3">
      <style:text-properties style:font-name="Liberation Sans" officeooo:rsid="001b09dd" officeooo:paragraph-rsid="001b09dd"/>
    </style:style>
    <style:style style:name="P13" style:family="paragraph" style:parent-style-name="Text_20_body" style:list-style-name="L2">
      <style:text-properties style:font-name="Liberation Sans" officeooo:rsid="001f79e4" officeooo:paragraph-rsid="001f79e4"/>
    </style:style>
    <style:style style:name="P14" style:family="paragraph" style:parent-style-name="Text_20_body" style:list-style-name="L2">
      <style:text-properties style:font-name="Liberation Sans" officeooo:rsid="0026d508" officeooo:paragraph-rsid="0026d508"/>
    </style:style>
    <style:style style:name="P15" style:family="paragraph" style:parent-style-name="Text_20_body" style:list-style-name="L1">
      <style:text-properties style:font-name="Liberation Sans" officeooo:rsid="00297074" officeooo:paragraph-rsid="00297074"/>
    </style:style>
    <style:style style:name="P16" style:family="paragraph" style:parent-style-name="Text_20_body">
      <style:text-properties style:font-name="Liberation Sans" officeooo:rsid="0019751f" officeooo:paragraph-rsid="001b09dd"/>
    </style:style>
    <style:style style:name="P17" style:family="paragraph" style:parent-style-name="Text_20_body">
      <style:text-properties style:font-name="Liberation Sans" officeooo:rsid="00173bb4" officeooo:paragraph-rsid="002c66e4"/>
    </style:style>
    <style:style style:name="P18" style:family="paragraph" style:parent-style-name="Text_20_body" style:list-style-name="L1">
      <style:text-properties style:font-name="Liberation Sans" officeooo:rsid="002e25f6" officeooo:paragraph-rsid="002e25f6"/>
    </style:style>
    <style:style style:name="T1" style:family="text">
      <style:text-properties officeooo:rsid="000eee18"/>
    </style:style>
    <style:style style:name="T2" style:family="text">
      <style:text-properties officeooo:rsid="0013c800"/>
    </style:style>
    <style:style style:name="T3" style:family="text">
      <style:text-properties style:font-name="Liberation Sans"/>
    </style:style>
    <style:style style:name="T4" style:family="text">
      <style:text-properties style:font-name="Liberation Sans" officeooo:rsid="00100412"/>
    </style:style>
    <style:style style:name="T5" style:family="text">
      <style:text-properties style:font-name="Liberation Sans" fo:font-weight="bold" style:font-weight-asian="bold" style:font-weight-complex="bold"/>
    </style:style>
    <style:style style:name="T6" style:family="text">
      <style:text-properties style:font-name="Liberation Sans" fo:font-weight="bold" officeooo:rsid="001cb79f" style:font-weight-asian="bold" style:font-weight-complex="bold"/>
    </style:style>
    <style:style style:name="T7" style:family="text">
      <style:text-properties style:font-name="Liberation Sans" fo:font-weight="bold" officeooo:rsid="0021231d" style:font-weight-asian="bold" style:font-weight-complex="bold"/>
    </style:style>
    <style:style style:name="T8" style:family="text">
      <style:text-properties style:font-name="Liberation Sans" officeooo:rsid="001cb79f"/>
    </style:style>
    <style:style style:name="T9" style:family="text">
      <style:text-properties style:font-name="Liberation Sans" officeooo:rsid="0021231d"/>
    </style:style>
    <style:style style:name="T10" style:family="text">
      <style:text-properties officeooo:rsid="001a3d42"/>
    </style:style>
    <style:style style:name="T11" style:family="text">
      <style:text-properties officeooo:rsid="001b0549"/>
    </style:style>
    <style:style style:name="T12" style:family="text">
      <style:text-properties officeooo:rsid="001b09dd"/>
    </style:style>
    <style:style style:name="T13" style:family="text">
      <style:text-properties officeooo:rsid="001d7e68"/>
    </style:style>
    <style:style style:name="T14" style:family="text">
      <style:text-properties officeooo:rsid="0021231d"/>
    </style:style>
    <style:style style:name="T15" style:family="text">
      <style:text-properties officeooo:rsid="002c66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en de la primera evaluación. <text:span text:style-name="T1">Desarrollo web en entorno servidor. 2º DAW. 23/11/2022.</text:span></text:p>
      <text:p text:style-name="P8"/>
      <text:p text:style-name="P8">Antes de empezar:</text:p>
      <text:list xml:id="list3070748116" text:style-name="L1">
        <text:list-item>
          <text:p text:style-name="P9">Verifica que entras bien en tu máquina real con usuario examenDES y contraseña aportodas</text:p>
        </text:list-item>
        <text:list-item>
          <text:p text:style-name="P9">Verifica que apache2 está instalado, funciona y es capaz de ejecutar código php y muestra posibles errores en la salida.</text:p>
        </text:list-item>
        <text:list-item>
          <text:p text:style-name="P9">Verifica que en la carpeta Descargas de tu usuario tienes el manual de PHP en diversos formatos, plugins de VSCode y otras utilidades.</text:p>
        </text:list-item>
        <text:list-item>
          <text:p text:style-name="P18">Comprueba que tienes la documentación oficial de PHP en varios formatos y puedes abrirla, en castellano y en inglés, y buscar en el caso de chm o single_page.</text:p>
        </text:list-item>
        <text:list-item>
          <text:p text:style-name="P15">Lee dos veces el enunciado de todos los ejercicios y pregunta al profesor cualquier duda que te surja sobre los mismos.</text:p>
        </text:list-item>
      </text:list>
      <text:p text:style-name="P8"/>
      <text:p text:style-name="P3">Normas del examen:</text:p>
      <text:list xml:id="list1688188856" text:style-name="L2">
        <text:list-item>
          <text:p text:style-name="P10">En todos los ejercicios renombra <text:span text:style-name="T11">los</text:span> fichero<text:span text:style-name="T11">s</text:span> ejercicio-X sustituyendo ejercicio por tu nombre y cambia dentro el título de la página para que igualmente contenga tu nombre y el número de ejercicio (X)</text:p>
        </text:list-item>
        <text:list-item>
          <text:p text:style-name="P11">Los ejercicios están planteados para que los ficheros php se accedan a través del servidor web de tu máquina: <text:a xlink:type="simple" xlink:href="http://localhost/" text:style-name="Internet_20_link" text:visited-style-name="Visited_20_Internet_20_Link">http://localhost/</text:a></text:p>
        </text:list-item>
        <text:list-item>
          <text:p text:style-name="P13">No se pueden crear otros ficheros php, hay que hacerlo modificando los que acompañan este enunciado.</text:p>
        </text:list-item>
        <text:list-item>
          <text:p text:style-name="P14">Está prohibido el uso de cualquier dispositivo electrónico (móvil, auriculares, reloj inteligente …) y el uso de internet salvo las indicaciones expresas de acceso al aula virtual que de el profesor para el acceso y entrega del examen.</text:p>
          <text:p text:style-name="P11"/>
        </text:list-item>
      </text:list>
      <text:p text:style-name="P7">Entrega:</text:p>
      <text:list xml:id="list2995831644" text:style-name="L3">
        <text:list-item>
          <text:p text:style-name="P12">El código fuente realizado de todos los ejercicios.</text:p>
        </text:list-item>
        <text:list-item>
          <text:p text:style-name="P12">Documento PDF con las respuestas y/o capturas que se pidan explícitamente, por ejemplo <text:span text:style-name="T14">en </text:span>el ejercicio 1.</text:p>
          <text:p text:style-name="P12"/>
        </text:list-item>
      </text:list>
      <text:p text:style-name="P1"><text:span text:style-name="T4">1.- </text:span><text:span text:style-name="T3">(1 punto) Tu máquina tiene instalado un servidor Apache2. Comprueba que funciona y obtén </text:span><text:span text:style-name="T8">y </text:span><text:span text:style-name="T6">muestra</text:span><text:span text:style-name="T8"> </text:span><text:span text:style-name="T3">las </text:span><text:span text:style-name="T5">cabeceras</text:span><text:span text:style-name="T3"> que devuelve una petición a la raíz (</text:span><text:a xlink:type="simple" xlink:href="http://localhost/" text:style-name="Internet_20_link" text:visited-style-name="Visited_20_Internet_20_Link"><text:span text:style-name="T3">http://localhost/</text:span></text:a><text:span text:style-name="T3">) Obtén y </text:span><text:span text:style-name="T5">muestra</text:span><text:span text:style-name="T3"> igualmente las </text:span><text:span text:style-name="T5">cabeceras</text:span><text:span text:style-name="T3"> que envía tu navegador al conectarse con un </text:span><text:soft-page-break/><text:span text:style-name="T3">servidor cualquiera. </text:span><text:span text:style-name="T7">Muestra</text:span><text:span text:style-name="T9"> en ambos casos el método usado para obtenerlas.</text:span></text:p>
      <text:p text:style-name="P3"/>
      <text:p text:style-name="P17"><text:span text:style-name="T12">2</text:span>.- (2 puntos) Modifica el fichero <text:span text:style-name="T10">personajes</text:span>.php para que al <text:span text:style-name="T12">pedirlo a través del servidor web </text:span><text:a xlink:type="simple" xlink:href="http://localhost/personajes.php" text:style-name="Internet_20_link" text:visited-style-name="Visited_20_Internet_20_Link"><text:span text:style-name="T12">http://localhost/personajes.php</text:span></text:a><text:span text:style-name="T12"> </text:span>devuelva los datos del <text:span text:style-name="T10">array</text:span> <text:span text:style-name="T10">$</text:span>personajes en JSON (y el navegador los visualice como tales, <text:span text:style-name="T15">pista: Content-type, puedes verlos en /etc/mime.types</text:span>) y si se pide <text:span text:style-name="T10">personajes</text:span>.php/id muestre solo los datos del personaje <text:span text:style-name="T10">con dicho id (se da por hecho que van en orden)</text:span></text:p>
      <text:p text:style-name="P16"/>
      <text:p text:style-name="P4"><text:span text:style-name="T12">3</text:span>.- <text:span text:style-name="T2">(2 puntos) Modifica el fichero ejercicio3.php para que al dar al botón de enviar vuelva a mostrar los datos en los campos del formulario y añada debajo un <text:s/>mensaje de validación advirtiendo de los campos que se hayan dejado vacíos. Si ningún campo está vacío mostrará el mensaje “Todo correcto, “ seguido de tu nombre, pero igualmente seguirá mostrando el formulario con sus campos rellenos con los últimos valores introducidos antes de dar al botón de Enviar. La primera vez que accedas o tras dar a enviar sin reenviar datos deberá aparecer el formulario vacío y ningún mensaje extra.</text:span></text:p>
      <text:p text:style-name="P4"/>
      <text:p text:style-name="P5"><text:span text:style-name="T13">4</text:span>.- <text:span text:style-name="T2">(2 puntos) Modifica el fichero ejercicio4.php para que cada vez que se pulse el botón de Añadir muestre debajo del formulario la lista de todos los productos que se hayan ido añadiendo (el que se envíe en el campo producto y todos los que se hubieran añadido anteriormente) Por ejemplo, pulsar tres veces Añadir con productos distintos mostrará debajo del formulario los tres productos en líneas separadas. Si el formulario se deja vacío (sin producto) al Enviar mostrará lo mismo que estuviera mostrando previamente y lo mismo si se vuelve a acceder o recargar el formulario. Si se pulsa el botón “Borrar Todo” pasará a no mostrar ningún producto debajo del formulario.</text:span></text:p>
      <text:p text:style-name="P5"/>
      <text:p text:style-name="P6"><text:span text:style-name="T13">5</text:span>.- <text:span text:style-name="T2">(3 puntos) Modifica las páginas ejercicio5-1.php y ejercicio5-2.php para que si se intenta acceder sin haber introducido previamente un usuario y contraseña válidos en la página ejercicio5-login.php, redirijan a dicha página. El usuario será tu nombre y la contraseña tu primer apellido. La contraseña la tendrás en el código de ejercicio5-login.php pero no en texto claro si no como hash (resumen o digest) Si el usuario y contraseña son correctos ejercicio5-login.php mostrará el enlace a ejercicio5-1.php y ejercicio5-2.php y un botón o enlace de cerrar sesión, en caso contrario mostrará de nuevo el formulario de usuario y contraseña y <text:s/>un mensaje previo de “usuario y/o contraseña incorrectos” <text:s/>Cerrar sesión olvidará las credenciales previas.</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1-22T22:43:09.907107405</dc:date>
    <meta:editing-duration>PT1H15M16S</meta:editing-duration>
    <meta:editing-cycles>15</meta:editing-cycles>
    <meta:generator>LibreOffice/6.1.5.2$Linux_X86_64 LibreOffice_project/10$Build-2</meta:generator>
    <dc:creator>Javi </dc:creator>
    <meta:document-statistic meta:table-count="0" meta:image-count="0" meta:object-count="0" meta:page-count="2" meta:paragraph-count="22" meta:word-count="710" meta:character-count="4322" meta:non-whitespace-character-count="3642"/>
  </office:meta>
</office:document-meta>
</file>